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09500000053BFFFBE3B1ACEECA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Ultrafine_20_Dotted_20__28_var_29_" svg:stroke-width="0.025cm" svg:stroke-color="#b2b2b2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otted_20__28_var_29_" svg:stroke-width="0.025cm" svg:stroke-color="#999999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svg:stroke-color="#0000ff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svg:stroke-color="#00ff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dash" draw:stroke-dash="Fine_20_Dashed" svg:stroke-width="0.025cm" svg:stroke-color="#111111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8cm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00ff00" draw:textarea-horizontal-align="center" draw:textarea-vertical-align="middl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15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808000" loext:opacity="100%" loext:color-lum-mod="100%" loext:color-lum-off="0%"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0000ff"/>
      <style:paragraph-properties fo:text-align="center"/>
    </style:style>
    <style:style style:name="T1" style:family="text">
      <style:text-properties fo:color="#808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67cm" svg:y1="1.009cm" svg:x2="1.267cm" svg:y2="6.645cm">
          <text:p/>
        </draw:line>
        <draw:line draw:style-name="gr1" draw:text-style-name="P1" draw:layer="layout" svg:x1="0.492cm" svg:y1="6.362cm" svg:x2="6.977cm" svg:y2="6.362cm">
          <text:p/>
        </draw:line>
        <draw:line draw:style-name="gr2" draw:text-style-name="P1" draw:layer="layout" svg:x1="3.913cm" svg:y1="2.818cm" svg:x2="3.913cm" svg:y2="6.411cm">
          <text:p/>
        </draw:line>
        <draw:line draw:style-name="gr2" draw:text-style-name="P1" draw:layer="layout" svg:x1="2.621cm" svg:y1="4.073cm" svg:x2="2.621cm" svg:y2="6.375cm">
          <text:p/>
        </draw:line>
        <draw:line draw:style-name="gr3" draw:text-style-name="P1" draw:layer="layout" svg:x1="5.181cm" svg:y1="2.498cm" svg:x2="5.181cm" svg:y2="6.362cm">
          <text:p/>
        </draw:line>
        <draw:line draw:style-name="gr4" draw:text-style-name="P1" draw:layer="layout" svg:x1="2.153cm" svg:y1="4.515cm" svg:x2="3.901cm" svg:y2="2.818cm">
          <text:p/>
        </draw:line>
        <draw:line draw:style-name="gr5" draw:text-style-name="P1" draw:layer="layout" svg:x1="3.913cm" svg:y1="2.806cm" svg:x2="5.591cm" svg:y2="2.387cm">
          <text:p/>
        </draw:line>
        <draw:path draw:style-name="gr6" draw:text-style-name="P1" draw:layer="layout" svg:width="2.69cm" svg:height="1.581cm" draw:transform="rotate (1.06046205351175) translate (2.609cm 4.085cm)" svg:viewBox="0 0 2691 1582" svg:d="M0 0c479 0 765 107 765 107l420 147 382 152c0 0 367 203 322 172s292 245 292 245l179 169 176 239c0 0 97 172 91 161s44 130 44 130l20 60">
          <text:p/>
        </draw:path>
        <draw:line draw:style-name="gr7" draw:text-style-name="P1" draw:layer="layout" svg:x1="2.621cm" svg:y1="4.074cm" svg:x2="5.168cm" svg:y2="2.474cm">
          <text:p/>
        </draw:line>
        <draw:line draw:style-name="gr8" draw:text-style-name="P1" draw:layer="layout" svg:x1="5.283cm" svg:y1="1.907cm" svg:x2="2.338cm" svg:y2="3.8cm">
          <text:p/>
        </draw:line>
        <draw:frame draw:style-name="gr9" draw:text-style-name="P2" draw:layer="layout" svg:width="1.034cm" svg:height="0.47cm" svg:x="2.15cm" svg:y="6.3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2" draw:layer="layout" svg:width="0.964cm" svg:height="0.47cm" svg:x="4.808cm" svg:y="6.3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2" draw:layer="layout" svg:width="0.439cm" svg:height="0.47cm" svg:x="3.713cm" svg:y="6.3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0" draw:text-style-name="P3" draw:layer="layout" svg:width="1.157cm" svg:height="0.493cm" svg:x="3.372cm" svg:y="3.67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268cm" svg:height="0.607cm" svg:x="3.065cm" svg:y="2.08cm">
          <draw:text-box>
            <text:p><text:span text:style-name="T1">exact</text:span></text:p>
          </draw:text-box>
        </draw:frame>
        <draw:g>
          <svg:title>TexMaths</svg:title>
          <svg:desc>12§display§\color{green}\Delta_\text{f} f(x)§svg§600§FALSE§</svg:desc>
          <draw:path draw:style-name="gr12" draw:text-style-name="P5" draw:layer="layout" svg:width="1.21cm" svg:height="0.376cm" svg:x="5.764cm" svg:y="2.164cm" svg:viewBox="0 0 1211 377" svg:d="M606 377c-202 0-404 0-606 0 0-126 0-251 0-377 404 0 808 0 1211 0 0 126 0 251 0 377-202 0-403 0-605 0z">
            <text:p/>
          </draw:path>
          <draw:path draw:style-name="gr13" draw:text-style-name="P6" draw:layer="layout" svg:width="0.31cm" svg:height="0.299cm" svg:x="5.763cm" svg:y="2.156cm" svg:viewBox="0 0 311 300" svg:d="M165 7c-2-5-3-7-10-7s-7 2-11 7c-48 95-95 190-143 285-1 4-1 3-1 5 0 3 2 3 8 3 98 0 195 0 293 0 7 0 10 0 10-3-1-2 0-1-3-5-47-95-95-190-143-285zM142 42c37 76 75 151 112 227-75 0-151 0-226 0 38-76 76-151 114-227z">
            <text:p/>
          </draw:path>
          <draw:path draw:style-name="gr13" draw:text-style-name="P6" draw:layer="layout" svg:width="0.103cm" svg:height="0.206cm" svg:x="6.107cm" svg:y="2.313cm" svg:viewBox="0 0 104 207" svg:d="M47 91c12 0 25 0 37 0 0-4 0-7 0-11-13 0-26 0-38 0 0-11 0-22 0-33 0-27 16-39 28-39 4 0 6 0 9 2-4 2-6 7-6 12 0 8 5 13 13 13s14-5 14-13c0-14-13-22-28-22-24 0-51 17-51 47 0 11 0 22 0 33-8 0-17 0-25 0 0 4 0 7 0 11 8 0 17 0 25 0 0 31 0 61 0 92 0 13-2 13-21 13 0 4 0 7 0 11 1 0 21-1 33-1s25 0 39 1c0-4 0-7 0-11-2 0-4 0-6 0-23 0-23-3-23-13 0-31 0-61 0-92z">
            <text:p/>
          </draw:path>
          <draw:path draw:style-name="gr13" draw:text-style-name="P6" draw:layer="layout" svg:width="0.209cm" svg:height="0.381cm" svg:x="6.241cm" svg:y="2.161cm" svg:viewBox="0 0 210 382" svg:d="M132 128c12 0 24 0 36 0 8 0 13 0 13-8 0-5-5-5-11-5-12 0-24 0-36 0 4-16 7-32 10-48 1-8 7-38 10-43 3-8 10-14 20-14 1 0 12 0 20 7-19 1-23 17-23 22 0 10 8 15 16 15 11 0 23-10 23-25 0-19-19-29-36-29-14 0-41 7-54 49-2 8-4 13-14 66-10 0-20 0-29 0-7 0-12 0-12 8 0 5 3 5 12 5s18 0 27 0c-10 55-21 110-32 165-7 41-14 79-36 79-2 0-12 0-20-7 19-1 22-17 22-23 0-9-7-14-15-14-11 0-23 10-23 25 0 19 18 29 36 29 23 0 40-25 48-41 13-26 23-77 23-80 8-44 17-89 25-133z">
            <text:p/>
          </draw:path>
          <draw:path draw:style-name="gr13" draw:text-style-name="P6" draw:layer="layout" svg:width="0.096cm" svg:height="0.419cm" svg:x="6.513cm" svg:y="2.142cm" svg:viewBox="0 0 97 420" svg:d="M97 415c0-1 0-1-7-8-53-54-66-133-66-198 0-73 17-146 68-197 5-6 5-6 5-7 0-4-1-5-3-5-5 0-42 29-68 83-21 45-26 92-26 126s5 84 28 132c25 52 61 79 66 79 2 0 3-1 3-5z">
            <text:p/>
          </draw:path>
          <draw:path draw:style-name="gr13" draw:text-style-name="P6" draw:layer="layout" svg:width="0.209cm" svg:height="0.189cm" svg:x="6.647cm" svg:y="2.271cm" svg:viewBox="0 0 210 190" svg:d="M128 59c3-11 12-49 42-49 1 0 12 0 21 4-12 3-21 14-21 23 0 7 5 16 17 16 8 0 23-9 23-25 0-22-25-28-40-28-24 0-39 23-44 32-11-27-34-32-46-32-43 0-67 54-67 65 0 4 4 4 5 4 4 0 5-1 5-4 14-45 43-55 57-55 8 0 22 3 22 27 0 13-6 42-22 101-7 26-21 43-40 43-3 0-12 0-21-5 10-2 19-11 19-23s-9-14-15-14c-12 0-23 11-23 24 0 19 20 27 40 27 27 0 43-30 44-32 5 16 20 32 46 32 43 0 67-54 67-64 0-4-4-4-5-4-5 0-5 1-6 4-15 45-42 55-56 55-16 0-23-13-23-28 0-9 2-18 7-37s10-38 14-57z">
            <text:p/>
          </draw:path>
          <draw:path draw:style-name="gr13" draw:text-style-name="P6" draw:layer="layout" svg:width="0.097cm" svg:height="0.419cm" svg:x="6.899cm" svg:y="2.142cm" svg:viewBox="0 0 98 420" svg:d="M98 209c0-32-4-82-27-130-25-51-63-79-66-79s-5 2-5 5c0 1 0 1 8 9 41 41 65 108 65 195 0 72-15 146-67 199-6 6-6 6-6 7 0 3 2 5 5 5s42-29 67-82c22-46 26-93 26-129z">
            <text:p/>
          </draw:path>
        </draw:g>
        <draw:g>
          <svg:title>TexMaths</svg:title>
          <svg:desc>12§display§\color{red}\Delta_\text{m} f(x)§svg§600§FALSE§</svg:desc>
          <draw:path draw:style-name="gr12" draw:text-style-name="P5" draw:layer="layout" svg:width="1.382cm" svg:height="0.376cm" svg:x="3.263cm" svg:y="3.723cm" svg:viewBox="0 0 1383 377" svg:d="M692 377c-231 0-461 0-692 0 0-126 0-251 0-377 461 0 922 0 1383 0 0 126 0 251 0 377-230 0-461 0-691 0z">
            <text:p/>
          </draw:path>
          <draw:path draw:style-name="gr14" draw:text-style-name="P7" draw:layer="layout" svg:width="0.309cm" svg:height="0.299cm" svg:x="3.262cm" svg:y="3.715cm" svg:viewBox="0 0 310 300" svg:d="M165 7c-2-5-3-7-10-7-8 0-8 2-11 7-48 95-95 190-143 285-1 4-1 3-1 5 0 3 2 3 8 3 98 0 195 0 293 0 7 0 9 0 9-3 0-2 0-1-2-5-47-95-95-190-143-285zM141 42c38 76 76 151 114 227-76 0-152 0-227 0 38-76 75-151 113-227z">
            <text:p/>
          </draw:path>
          <draw:path draw:style-name="gr14" draw:text-style-name="P7" draw:layer="layout" svg:width="0.247cm" svg:height="0.128cm" svg:x="3.608cm" svg:y="3.95cm" svg:viewBox="0 0 248 129" svg:d="M227 39c0-25-14-39-45-39-23 0-39 12-47 26-6-20-21-26-43-26-25 0-40 13-48 28h-1c0-10 0-19 0-28-14 1-29 2-43 2 0 4 0 8 0 11 20 0 23 3 23 17 0 25 0 50 0 75 0 13-4 13-23 13 0 4 0 8 0 11 1 0 22-1 34-1 10 0 31 0 33 1 0-3 0-7 0-11-18 0-21 0-21-13 0-17 0-35 0-52 0-31 24-46 44-46s23 17 23 31c0 23 0 45 0 67 0 13-3 13-22 13 0 4 0 8 0 11 11 0 20-1 34-1 10 0 31 0 33 1 0-3 0-7 0-11-19 0-21 0-21-13 0-17 0-35 0-52 0-31 24-46 43-46 20 0 24 17 24 31 0 23 0 45 0 67 0 13-4 13-23 13 0 4 0 8 0 11 1 0 22-1 34-1 10 0 31 0 33 1 0-3 0-7 0-11-19 0-21 0-21-13 0-22 0-44 0-66z">
            <text:p/>
          </draw:path>
          <draw:path draw:style-name="gr14" draw:text-style-name="P7" draw:layer="layout" svg:width="0.209cm" svg:height="0.381cm" svg:x="3.913cm" svg:y="3.72cm" svg:viewBox="0 0 210 382" svg:d="M132 128c12 0 24 0 36 0 8 0 13 0 13-8 0-5-5-5-12-5-12 0-23 0-35 0 3-16 7-32 10-48 1-8 7-38 9-43 4-8 11-14 21-14 1 0 12 0 20 7-19 1-23 17-23 22 0 10 8 15 16 15 11 0 23-10 23-25 0-19-19-29-36-29-15 0-42 7-54 49-3 8-4 13-15 66-9 0-19 0-28 0s-12 0-12 8c0 5 3 5 11 5 9 0 19 0 28 0-11 55-21 110-32 165-7 41-14 79-36 79-2 0-13 0-20-7 19-1 22-17 22-23 0-9-7-14-15-14-11 0-23 10-23 25 0 19 18 29 36 29 23 0 40-25 47-41 14-26 24-77 24-80 8-44 16-89 25-133z">
            <text:p/>
          </draw:path>
          <draw:path draw:style-name="gr14" draw:text-style-name="P7" draw:layer="layout" svg:width="0.096cm" svg:height="0.419cm" svg:x="4.184cm" svg:y="3.701cm" svg:viewBox="0 0 97 420" svg:d="M97 415c0-1 0-1-7-8-53-54-66-133-66-198 0-73 16-146 68-197 5-6 5-6 5-7 0-4-1-5-4-5-4 0-41 29-67 83-21 45-26 92-26 126s5 84 28 132c25 52 61 79 65 79 3 0 4-1 4-5z">
            <text:p/>
          </draw:path>
          <draw:path draw:style-name="gr14" draw:text-style-name="P7" draw:layer="layout" svg:width="0.209cm" svg:height="0.189cm" svg:x="4.318cm" svg:y="3.83cm" svg:viewBox="0 0 210 190" svg:d="M128 59c3-11 12-49 42-49 1 0 12 0 21 4-12 3-21 14-21 23 0 7 5 16 17 16 8 0 23-9 23-25 0-22-25-28-40-28-24 0-39 23-44 32-11-27-34-32-46-32-43 0-67 54-67 65 0 4 4 4 5 4 4 0 5-1 5-4 14-45 43-55 56-55 9 0 23 3 23 27 0 13-7 42-23 101-6 26-20 43-39 43-3 0-12 0-21-5 10-2 19-11 19-23s-9-14-15-14c-12 0-23 11-23 24 0 19 20 27 40 27 27 0 43-30 44-32 5 16 19 32 45 32 44 0 68-54 68-64 0-4-4-4-5-4-5 0-5 1-6 4-15 45-43 55-57 55-15 0-22-13-22-28 0-9 2-18 7-37s9-38 14-57z">
            <text:p/>
          </draw:path>
          <draw:path draw:style-name="gr14" draw:text-style-name="P7" draw:layer="layout" svg:width="0.097cm" svg:height="0.419cm" svg:x="4.57cm" svg:y="3.701cm" svg:viewBox="0 0 98 420" svg:d="M98 209c0-32-5-82-27-130-25-51-63-79-66-79s-5 2-5 5c0 1 0 1 8 9 41 41 65 108 65 195 0 72-15 146-67 199-6 6-6 6-6 7 0 3 2 5 5 5s42-29 67-82c21-46 26-93 26-129z">
            <text:p/>
          </draw:path>
        </draw:g>
        <draw:g>
          <svg:title>TexMaths</svg:title>
          <svg:desc>12§display§\color{blue}\Delta_\text{b} f(x)§svg§600§FALSE§</svg:desc>
          <draw:path draw:style-name="gr12" draw:text-style-name="P5" draw:layer="layout" svg:width="1.291cm" svg:height="0.375cm" svg:x="1.711cm" svg:y="4.6cm" svg:viewBox="0 0 1292 376" svg:d="M0 0c431 0 861 0 1292 0 0 125 0 251 0 376-431 0-861 0-1292 0 0-125 0-251 0-376z">
            <text:p/>
          </draw:path>
          <draw:path draw:style-name="gr15" draw:text-style-name="P8" draw:layer="layout" svg:width="0.309cm" svg:height="0.299cm" svg:x="1.71cm" svg:y="4.592cm" svg:viewBox="0 0 310 300" svg:d="M165 7c-2-5-3-7-10-7-8 0-9 2-11 7-48 95-95 189-143 284-1 5-1 5-1 6 0 3 2 3 8 3 98 0 195 0 293 0 7 0 9 0 9-3 0-1 0-1-2-6-47-95-95-189-143-284zM141 42c38 75 76 151 113 226-75 0-151 0-226 0 38-75 75-151 113-226z">
            <text:p/>
          </draw:path>
          <draw:path draw:style-name="gr15" draw:text-style-name="P8" draw:layer="layout" svg:width="0.156cm" svg:height="0.205cm" svg:x="2.055cm" svg:y="4.752cm" svg:viewBox="0 0 157 206" svg:d="M44 0c-14 1-29 2-44 4 0 3 0 6 0 9 19 0 22 3 22 18 0 58 0 115 0 173 3 0 7 0 10 0 4-6 7-12 10-18 11 14 28 20 43 20 40 0 72-29 72-66 0-36-30-66-68-66-18 0-35 7-45 18 0-31 0-61 0-92zM46 105c7-13 24-22 42-22 15 0 27 9 33 18 6 8 10 20 10 39 0 6 0 29-12 42s-27 17-35 17c-24 0-36-19-38-25 0-23 0-46 0-69z">
            <text:p/>
          </draw:path>
          <draw:path draw:style-name="gr15" draw:text-style-name="P8" draw:layer="layout" svg:width="0.209cm" svg:height="0.38cm" svg:x="2.27cm" svg:y="4.597cm" svg:viewBox="0 0 210 381" svg:d="M132 128c12 0 25 0 37 0 8 0 12 0 12-9 0-4-4-4-11-4-12 0-24 0-36 0 3-16 7-32 10-48 1-10 7-38 9-44 4-7 11-15 21-15 1 0 12 0 20 9-19 1-23 15-23 23 0 9 8 14 16 14 11 0 23-10 23-25 0-19-19-29-36-29-15 0-41 7-54 49-3 8-4 13-13 66-10 0-20 0-30 0-7 0-12 0-12 7 0 6 3 6 12 6s18 0 27 0c-10 55-21 110-32 165-7 41-14 79-36 79-2 0-12 0-20-8 19-1 22-16 22-23 0-9-7-14-15-14-11 0-23 9-23 25 0 19 18 29 36 29 23 0 40-24 48-41 13-26 23-77 23-80 8-44 16-88 25-132z">
            <text:p/>
          </draw:path>
          <draw:path draw:style-name="gr15" draw:text-style-name="P8" draw:layer="layout" svg:width="0.096cm" svg:height="0.418cm" svg:x="2.541cm" svg:y="4.578cm" svg:viewBox="0 0 97 419" svg:d="M97 414c0-1 0-1-7-8-52-53-66-132-66-196 0-74 17-147 68-199 5-5 5-5 5-7 0-3-1-4-3-4-5 0-42 29-68 81-21 47-26 94-26 129 0 32 5 83 28 130 25 51 61 79 66 79 2 0 3-1 3-5z">
            <text:p/>
          </draw:path>
          <draw:path draw:style-name="gr15" draw:text-style-name="P8" draw:layer="layout" svg:width="0.209cm" svg:height="0.188cm" svg:x="2.675cm" svg:y="4.707cm" svg:viewBox="0 0 210 189" svg:d="M128 59c3-11 12-51 42-51 3 0 12 0 21 6-11 3-20 14-20 23 0 7 4 14 16 14 10 0 23-7 23-23 0-22-25-28-40-28-24 0-38 22-44 31-10-27-32-31-46-31-43 0-67 54-67 65 0 3 4 3 5 3 4 0 5-1 6-5 14-44 42-55 56-55 8 0 23 5 23 29 0 13-7 41-23 99-7 27-21 45-40 45-3 0-12 0-21-6 11-3 19-11 19-23 0-11-8-14-15-14-12 0-23 10-23 24 0 19 20 27 40 27 27 0 43-29 44-31 5 16 20 31 45 31 44 0 68-54 68-64 0-4-4-4-5-4-4 0-5 1-6 5-13 44-42 55-57 55s-22-15-22-28c0-9 2-19 7-37 5-19 9-38 14-57z">
            <text:p/>
          </draw:path>
          <draw:path draw:style-name="gr15" draw:text-style-name="P8" draw:layer="layout" svg:width="0.096cm" svg:height="0.418cm" svg:x="2.928cm" svg:y="4.578cm" svg:viewBox="0 0 97 419" svg:d="M97 210c0-33-5-84-27-131-26-51-62-79-66-79-3 0-4 1-4 4 0 2 0 2 7 10 42 41 66 108 66 196 0 71-15 144-68 198-5 5-5 5-5 6 0 4 1 5 4 5 4 0 42-29 67-81 21-47 26-94 26-128z">
            <text:p/>
          </draw:path>
        </draw:g>
        <draw:frame draw:style-name="gr16" draw:text-style-name="P1" draw:layer="layout" svg:width="0.901cm" svg:height="0.503cm" draw:transform="rotate (1.5707963267949) translate (0.748cm 3.987cm)">
          <draw:image xlink:href="Pictures/100000010000009500000053BFFFBE3B1ACEECA2.png" xlink:type="simple" xlink:show="embed" xlink:actuate="onLoad" draw:mime-type="image/png">
            <text:p/>
          </draw:image>
          <svg:title>TexMaths</svg:title>
          <svg:desc>12§display§f(x)§svg§600§TRUE§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02T21:43:54</meta:creation-date>
    <dc:date>2023-07-11T09:54:02.964988272</dc:date>
    <meta:editing-duration>PT24M52S</meta:editing-duration>
    <meta:editing-cycles>8</meta:editing-cycles>
    <meta:generator>LibreOffice/7.5.4.2$Linux_X86_64 LibreOffice_project/50$Build-2</meta:generator>
    <meta:document-statistic meta:object-count="40"/>
    <meta:user-defined meta:name="TexMathsIgnorePreamble">FALSE</meta:user-defined>
    <meta:user-defined meta:name="TexMathsPreamble">\usepackage{amsmath}§\usepackage{amssymb}§\usepackage[usenames]{color}§\usepackage{physics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

<file path=Object 1/content.xml><?xml version="1.0" encoding="utf-8"?>
<math xmlns="http://www.w3.org/1998/Math/MathML" display="block">
  <semantics>
    <mstyle mathsize="12pt">
      <mrow>
        <mi>x</mi>
        <mo stretchy="false">−</mo>
        <mi>h</mi>
      </mrow>
    </mstyle>
    <annotation encoding="StarMath 5.0">size 12 {x-h}</annotation>
  </semantics>
</math>
</file>

<file path=Object 2/content.xml><?xml version="1.0" encoding="utf-8"?>
<math xmlns="http://www.w3.org/1998/Math/MathML" display="block">
  <semantics>
    <mstyle mathsize="12pt">
      <mrow>
        <mi>x</mi>
        <mo stretchy="false">+</mo>
        <mi>h</mi>
      </mrow>
    </mstyle>
    <annotation encoding="StarMath 5.0">size 12 {x+h}</annotation>
  </semantics>
</math>
</file>

<file path=Object 3/content.xml><?xml version="1.0" encoding="utf-8"?>
<math xmlns="http://www.w3.org/1998/Math/MathML" display="block">
  <semantics>
    <mstyle mathsize="12pt">
      <mi>x</mi>
    </mstyle>
    <annotation encoding="StarMath 5.0">size 12 {x}</annotation>
  </semantics>
</math>
</file>